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start</text:p>
          </table:table-cell>
          <table:table-cell office:value-type="string" calcext:value-type="string">
            <text:p>ystar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2]*(1+[.A5]) + 2" office:value-type="float" office:value="402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$2]*(1+[.A6]) + 2" office:value-type="float" office:value="602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$2]*(1+[.A7]) + 2" office:value-type="float" office:value="802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$2]*(1+[.A8]) + 2" office:value-type="float" office:value="1002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2]*(1+[.A9]) + 2" office:value-type="float" office:value="1202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$2]*(1+[.A10]) + 2" office:value-type="float" office:value="1402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$2]*(1+[.A11]) + 2" office:value-type="float" office:value="1602" calcext:value-type="float">
            <text:p/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'represento 8 redes en el canvas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d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3]" office:value-type="float" office:value="65536" calcext:value-type="float">
            <text:p/>
          </table:table-cell>
          <table:table-cell office:value-type="float" office:value="1" calcext:value-type="float">
            <text:p>1</text:p>
          </table:table-cell>
          <table:table-cell table:formula="of:=2^[.C3]" office:value-type="float" office:value="2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4]" office:value-type="float" office:value="32768" calcext:value-type="float">
            <text:p/>
          </table:table-cell>
          <table:table-cell office:value-type="float" office:value="2" calcext:value-type="float">
            <text:p>2</text:p>
          </table:table-cell>
          <table:table-cell table:formula="of:=2^[.C4]" office:value-type="float" office:value="4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5]" office:value-type="float" office:value="16384" calcext:value-type="float">
            <text:p/>
          </table:table-cell>
          <table:table-cell office:value-type="float" office:value="3" calcext:value-type="float">
            <text:p>3</text:p>
          </table:table-cell>
          <table:table-cell table:formula="of:=2^[.C5]" office:value-type="float" office:value="8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6]" office:value-type="float" office:value="8192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2^[.C6]" office:value-type="float" office:value="16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7]" office:value-type="float" office:value="4096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2^[.C7]" office:value-type="float" office:value="32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8]" office:value-type="float" office:value="2048" calcext:value-type="float">
            <text:p/>
          </table:table-cell>
          <table:table-cell office:value-type="float" office:value="6" calcext:value-type="float">
            <text:p>6</text:p>
          </table:table-cell>
          <table:table-cell table:formula="of:=2^[.C8]" office:value-type="float" office:value="64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9]" office:value-type="float" office:value="1024" calcext:value-type="float">
            <text:p/>
          </table:table-cell>
          <table:table-cell office:value-type="float" office:value="7" calcext:value-type="float">
            <text:p>7</text:p>
          </table:table-cell>
          <table:table-cell table:formula="of:=2^[.C9]" office:value-type="float" office:value="128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0]" office:value-type="float" office:value="512" calcext:value-type="float">
            <text:p/>
          </table:table-cell>
          <table:table-cell office:value-type="float" office:value="8" calcext:value-type="float">
            <text:p>8</text:p>
          </table:table-cell>
          <table:table-cell table:formula="of:=2^[.C10]" office:value-type="float" office:value="256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11]" office:value-type="float" office:value="256" calcext:value-type="float">
            <text:p/>
          </table:table-cell>
          <table:table-cell office:value-type="float" office:value="9" calcext:value-type="float">
            <text:p>9</text:p>
          </table:table-cell>
          <table:table-cell table:formula="of:=2^[.C11]" office:value-type="float" office:value="512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12]" office:value-type="float" office:value="128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2^[.C12]" office:value-type="float" office:value="1024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13]" office:value-type="float" office:value="64" calcext:value-type="float">
            <text:p/>
          </table:table-cell>
          <table:table-cell office:value-type="float" office:value="11" calcext:value-type="float">
            <text:p>11</text:p>
          </table:table-cell>
          <table:table-cell table:formula="of:=2^[.C13]" office:value-type="float" office:value="2048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14]" office:value-type="float" office:value="32" calcext:value-type="float">
            <text:p/>
          </table:table-cell>
          <table:table-cell office:value-type="float" office:value="12" calcext:value-type="float">
            <text:p>12</text:p>
          </table:table-cell>
          <table:table-cell table:formula="of:=2^[.C14]" office:value-type="float" office:value="4096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15]" office:value-type="float" office:value="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2^[.C15]" office:value-type="float" office:value="8192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16]" office:value-type="float" office:value="8" calcext:value-type="float">
            <text:p/>
          </table:table-cell>
          <table:table-cell office:value-type="float" office:value="14" calcext:value-type="float">
            <text:p>14</text:p>
          </table:table-cell>
          <table:table-cell table:formula="of:=2^[.C16]" office:value-type="float" office:value="16384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17]" office:value-type="float" office:value="4" calcext:value-type="float">
            <text:p/>
          </table:table-cell>
          <table:table-cell office:value-type="float" office:value="15" calcext:value-type="float">
            <text:p>15</text:p>
          </table:table-cell>
          <table:table-cell table:formula="of:=2^[.C17]" office:value-type="float" office:value="3276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18]" office:value-type="float" office:value="2" calcext:value-type="float">
            <text:p/>
          </table:table-cell>
          <table:table-cell office:value-type="float" office:value="16" calcext:value-type="float">
            <text:p>16</text:p>
          </table:table-cell>
          <table:table-cell table:formula="of:=2^[.C18]" office:value-type="float" office:value="6553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Rafael Pacheco </meta:initial-creator>
    <meta:creation-date>2015-08-26T20:55:10.588311665</meta:creation-date>
    <dc:date>2015-08-26T21:04:31.731298903</dc:date>
    <dc:creator>Jose Rafael Pacheco </dc:creator>
    <meta:editing-duration>PT4M15S</meta:editing-duration>
    <meta:editing-cycles>2</meta:editing-cycles>
    <meta:generator>LibreOffice/4.2.2.1$Linux_x86 LibreOffice_project/420m0$Build-1</meta:generator>
    <meta:document-statistic meta:table-count="2" meta:cell-count="86" meta:object-count="0"/>
  </office:meta>
</office:document-meta>
</file>